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B6DDA7CFA5526D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54cm, 2.726cm, 11.033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2cm" svg:height="21.099cm" svg:x="0.991cm" svg:y="2.492cm">
          <draw:image xlink:href="Pictures/10000000000005E8000007E0BB6DDA7CFA5526D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0:46.802788594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